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Liberation Serif" fo:font-size="13pt" fo:font-weight="normal" officeooo:rsid="00100253" officeooo:paragraph-rsid="002527cc" style:font-size-asian="13pt" style:font-weight-asian="normal" style:font-size-complex="13pt" style:font-weight-complex="normal"/>
    </style:style>
    <style:style style:name="P2" style:family="paragraph" style:parent-style-name="Standard">
      <style:paragraph-properties fo:line-height="100%"/>
      <style:text-properties style:font-name="Liberation Serif" fo:font-size="13pt" style:text-underline-style="none" fo:font-weight="bold" officeooo:paragraph-rsid="0013323d" style:font-size-asian="13pt" style:font-weight-asian="bold" style:font-size-complex="13pt" style:font-weight-complex="bold"/>
    </style:style>
    <style:style style:name="P3" style:family="paragraph" style:parent-style-name="Standard">
      <style:paragraph-properties fo:line-height="100%"/>
      <style:text-properties style:font-name="Liberation Serif" fo:font-size="28pt" style:text-underline-style="none" fo:font-weight="bold" officeooo:paragraph-rsid="0013323d" style:font-size-asian="28pt" style:font-weight-asian="bold" style:font-size-complex="28pt" style:font-weight-complex="bold"/>
    </style:style>
    <style:style style:name="P4" style:family="paragraph" style:parent-style-name="Standard">
      <style:paragraph-properties fo:line-height="100%"/>
      <style:text-properties style:font-name="Liberation Serif" fo:font-size="10pt" fo:font-style="normal" fo:font-weight="normal" officeooo:rsid="0026f4b9" officeooo:paragraph-rsid="0026f4b9" style:font-size-asian="10pt" style:font-style-asian="normal" style:font-weight-asian="normal" style:font-size-complex="10pt" style:font-weight-complex="normal"/>
    </style:style>
    <style:style style:name="P5" style:family="paragraph" style:parent-style-name="Standard">
      <style:paragraph-properties fo:line-height="100%"/>
      <style:text-properties style:font-name="Liberation Serif" fo:font-size="10pt" fo:font-style="normal" fo:font-weight="normal" officeooo:rsid="0026f4b9" officeooo:paragraph-rsid="0026f4b9" style:font-size-asian="10pt" style:font-style-asian="normal" style:font-weight-asian="normal" style:font-size-complex="10pt"/>
    </style:style>
    <style:style style:name="P6" style:family="paragraph" style:parent-style-name="Standard">
      <style:paragraph-properties fo:line-height="100%"/>
      <style:text-properties style:font-name="Liberation Serif" fo:font-size="10pt" fo:font-style="normal" fo:font-weight="normal" officeooo:rsid="002fc062" officeooo:paragraph-rsid="002fc062" style:font-size-asian="10pt" style:font-style-asian="normal" style:font-weight-asian="normal" style:font-size-complex="10pt"/>
    </style:style>
    <style:style style:name="P7" style:family="paragraph" style:parent-style-name="Text_20_body">
      <style:paragraph-properties fo:line-height="100%"/>
      <style:text-properties style:font-name="Liberation Serif" fo:font-size="13pt" fo:font-weight="normal" officeooo:rsid="00100253" officeooo:paragraph-rsid="002527cc" style:font-size-asian="13pt" style:font-weight-asian="normal" style:font-size-complex="13pt" style:font-weight-complex="normal"/>
    </style:style>
    <style:style style:name="P8" style:family="paragraph" style:parent-style-name="Text_20_body">
      <style:paragraph-properties fo:line-height="100%"/>
      <style:text-properties style:font-name="Liberation Serif" fo:font-size="13pt" fo:font-weight="normal" officeooo:rsid="00100253" officeooo:paragraph-rsid="0019ad2a" style:font-size-asian="13pt" style:font-weight-asian="normal" style:font-size-complex="13pt" style:font-weight-complex="normal"/>
    </style:style>
    <style:style style:name="P9" style:family="paragraph" style:parent-style-name="Text_20_body">
      <style:paragraph-properties fo:line-height="100%"/>
      <style:text-properties style:font-name="Liberation Serif" fo:font-size="13pt" fo:font-weight="normal" officeooo:rsid="00100253" officeooo:paragraph-rsid="0026f4b9" style:font-size-asian="13pt" style:font-weight-asian="normal" style:font-size-complex="13pt" style:font-weight-complex="normal"/>
    </style:style>
    <style:style style:name="P10" style:family="paragraph" style:parent-style-name="Text_20_body">
      <style:paragraph-properties fo:line-height="100%"/>
      <style:text-properties style:font-name="Liberation Serif" fo:font-size="13pt" fo:font-weight="normal" officeooo:rsid="00100253" officeooo:paragraph-rsid="002d132e" style:font-size-asian="13pt" style:font-weight-asian="normal" style:font-size-complex="13pt" style:font-weight-complex="normal"/>
    </style:style>
    <style:style style:name="P11" style:family="paragraph" style:parent-style-name="Text_20_body">
      <style:paragraph-properties fo:line-height="100%"/>
      <style:text-properties style:font-name="Liberation Serif" fo:font-size="13pt" fo:font-weight="normal" officeooo:rsid="00100253" officeooo:paragraph-rsid="002d23ab" style:font-size-asian="13pt" style:font-weight-asian="normal" style:font-size-complex="13pt" style:font-weight-complex="normal"/>
    </style:style>
    <style:style style:name="P12" style:family="paragraph" style:parent-style-name="Text_20_body">
      <style:paragraph-properties fo:line-height="100%"/>
      <style:text-properties style:font-name="Liberation Serif" fo:font-size="13pt" fo:font-weight="normal" officeooo:rsid="0010a512" officeooo:paragraph-rsid="00144ac7" style:font-size-asian="13pt" style:font-weight-asian="normal" style:font-size-complex="13pt" style:font-weight-complex="normal"/>
    </style:style>
    <style:style style:name="P13" style:family="paragraph" style:parent-style-name="Text_20_body">
      <style:paragraph-properties fo:line-height="100%"/>
      <style:text-properties style:font-name="Liberation Serif" fo:font-size="13pt" fo:font-weight="normal" officeooo:rsid="0010a512" officeooo:paragraph-rsid="002c9cc1" style:font-size-asian="13pt" style:font-weight-asian="normal" style:font-size-complex="13pt" style:font-weight-complex="normal"/>
    </style:style>
    <style:style style:name="P14" style:family="paragraph" style:parent-style-name="Text_20_body">
      <style:paragraph-properties fo:line-height="100%"/>
      <style:text-properties style:font-name="Liberation Serif" fo:font-size="13pt" fo:font-weight="normal" officeooo:rsid="0010a512" officeooo:paragraph-rsid="002d132e" style:font-size-asian="13pt" style:font-weight-asian="normal" style:font-size-complex="13pt" style:font-weight-complex="normal"/>
    </style:style>
    <style:style style:name="P15" style:family="paragraph" style:parent-style-name="Text_20_body">
      <style:paragraph-properties fo:line-height="100%"/>
      <style:text-properties style:font-name="Liberation Serif" fo:font-size="13pt" fo:font-weight="bold" officeooo:rsid="00100253" officeooo:paragraph-rsid="002c02d6" style:font-size-asian="13pt" style:font-weight-asian="bold" style:font-size-complex="13pt" style:font-weight-complex="bold"/>
    </style:style>
    <style:style style:name="P16" style:family="paragraph" style:parent-style-name="Text_20_body">
      <style:paragraph-properties fo:line-height="100%"/>
      <style:text-properties style:font-name="Liberation Serif" fo:font-size="13pt" fo:font-weight="bold" officeooo:rsid="002c9cc1" officeooo:paragraph-rsid="00319b1c" style:font-size-asian="13pt" style:font-weight-asian="bold" style:font-size-complex="13pt" style:font-weight-complex="bold"/>
    </style:style>
    <style:style style:name="P17" style:family="paragraph" style:parent-style-name="Text_20_body">
      <style:paragraph-properties fo:line-height="100%"/>
      <style:text-properties fo:font-size="13pt" officeooo:paragraph-rsid="0011d2b5" style:font-size-asian="13pt" style:font-size-complex="13pt"/>
    </style:style>
    <style:style style:name="P18" style:family="paragraph" style:parent-style-name="Text_20_body">
      <style:paragraph-properties fo:line-height="100%"/>
      <style:text-properties fo:font-size="13pt" officeooo:paragraph-rsid="002527cc" style:font-size-asian="13pt" style:font-size-complex="13pt"/>
    </style:style>
    <style:style style:name="P19" style:family="paragraph" style:parent-style-name="Text_20_body">
      <style:paragraph-properties fo:line-height="100%"/>
      <style:text-properties fo:font-size="13pt" officeooo:rsid="002527cc" officeooo:paragraph-rsid="002527cc" style:font-size-asian="13pt" style:font-size-complex="13pt"/>
    </style:style>
    <style:style style:name="P20" style:family="paragraph" style:parent-style-name="Text_20_body">
      <style:paragraph-properties fo:line-height="100%"/>
      <style:text-properties fo:font-size="13pt" officeooo:rsid="0013323d" officeooo:paragraph-rsid="0013323d" style:font-size-asian="13pt" style:font-size-complex="13pt"/>
    </style:style>
    <style:style style:name="P21" style:family="paragraph" style:parent-style-name="Horizontal_20_Line">
      <style:paragraph-properties fo:line-height="100%"/>
      <style:text-properties fo:font-size="13pt" style:font-size-asian="13pt" style:font-size-complex="13pt"/>
    </style:style>
    <style:style style:name="P22" style:family="paragraph" style:parent-style-name="Horizontal_20_Line">
      <style:paragraph-properties fo:line-height="100%"/>
      <style:text-properties fo:font-size="13pt" officeooo:paragraph-rsid="00144ac7" style:font-size-asian="13pt" style:font-size-complex="13pt"/>
    </style:style>
    <style:style style:name="P23" style:family="paragraph" style:parent-style-name="Horizontal_20_Line">
      <style:paragraph-properties fo:line-height="100%"/>
      <style:text-properties fo:font-size="13pt" officeooo:rsid="0011d2b5" style:font-size-asian="13pt" style:font-size-complex="13pt"/>
    </style:style>
    <style:style style:name="P24" style:family="paragraph" style:parent-style-name="Text_20_body">
      <style:paragraph-properties fo:line-height="100%"/>
      <style:text-properties style:font-name="Liberation Serif" fo:font-size="13pt" fo:font-weight="normal" officeooo:rsid="0010a512" officeooo:paragraph-rsid="00144ac7" style:font-size-asian="13pt" style:font-weight-asian="normal" style:font-size-complex="13pt" style:font-weight-complex="normal"/>
    </style:style>
    <style:style style:name="P25" style:family="paragraph" style:parent-style-name="Text_20_body">
      <style:paragraph-properties fo:line-height="100%"/>
      <style:text-properties style:font-name="Liberation Serif" fo:font-size="13pt" fo:font-weight="normal" officeooo:rsid="0010a512" officeooo:paragraph-rsid="0032c2ae" style:font-size-asian="13pt" style:font-weight-asian="normal" style:font-size-complex="13pt" style:font-weight-complex="normal"/>
    </style:style>
    <style:style style:name="P26" style:family="paragraph" style:parent-style-name="Text_20_body">
      <style:paragraph-properties fo:line-height="100%"/>
      <style:text-properties style:font-name="Liberation Serif" fo:font-size="13pt" fo:font-weight="normal" officeooo:rsid="00100253" officeooo:paragraph-rsid="0032c2ae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4ac7" style:font-weight-asian="bold" style:font-weight-complex="bold"/>
    </style:style>
    <style:style style:name="T3" style:family="text">
      <style:text-properties fo:font-weight="bold" officeooo:rsid="0019ad2a" style:font-weight-asian="bold" style:font-weight-complex="bold"/>
    </style:style>
    <style:style style:name="T4" style:family="text">
      <style:text-properties fo:font-weight="bold" officeooo:rsid="002527cc" style:font-weight-asian="bold" style:font-weight-complex="bold"/>
    </style:style>
    <style:style style:name="T5" style:family="text">
      <style:text-properties fo:font-weight="bold" officeooo:rsid="002c4138" style:font-weight-asian="bold" style:font-weight-complex="bold"/>
    </style:style>
    <style:style style:name="T6" style:family="text">
      <style:text-properties fo:font-weight="bold" officeooo:rsid="0011d2b5" style:font-weight-asian="bold" style:font-weight-complex="bold"/>
    </style:style>
    <style:style style:name="T7" style:family="text">
      <style:text-properties fo:font-weight="bold" officeooo:rsid="002d23ab" style:font-weight-asian="bold" style:font-weight-complex="bold"/>
    </style:style>
    <style:style style:name="T8" style:family="text">
      <style:text-properties fo:font-weight="bold" officeooo:rsid="0031fde5" style:font-weight-asian="bold" style:font-weight-complex="bold"/>
    </style:style>
    <style:style style:name="T9" style:family="text">
      <style:text-properties fo:font-weight="bold" officeooo:rsid="0032c2ae" style:font-weight-asian="bold" style:font-weight-complex="bold"/>
    </style:style>
    <style:style style:name="T10" style:family="text">
      <style:text-properties style:text-position="super 58%" fo:font-weight="normal" officeooo:rsid="002527cc" style:font-weight-asian="normal" style:font-weight-complex="normal"/>
    </style:style>
    <style:style style:name="T11" style:family="text">
      <style:text-properties officeooo:rsid="001430c5"/>
    </style:style>
    <style:style style:name="T12" style:family="text">
      <style:text-properties officeooo:rsid="0019ad2a"/>
    </style:style>
    <style:style style:name="T13" style:family="text">
      <style:text-properties officeooo:rsid="0026f4b9"/>
    </style:style>
    <style:style style:name="T14" style:family="text">
      <style:text-properties officeooo:rsid="0011d2b5"/>
    </style:style>
    <style:style style:name="T15" style:family="text">
      <style:text-properties fo:font-weight="normal" officeooo:rsid="002527cc" style:font-weight-asian="normal" style:font-weight-complex="normal"/>
    </style:style>
    <style:style style:name="T16" style:family="text">
      <style:text-properties fo:font-weight="normal" officeooo:rsid="0011d2b5" style:font-weight-asian="normal" style:font-weight-complex="normal"/>
    </style:style>
    <style:style style:name="T17" style:family="text">
      <style:text-properties fo:font-weight="normal" officeooo:rsid="00157b0c" style:font-weight-asian="normal" style:font-weight-complex="normal"/>
    </style:style>
    <style:style style:name="T18" style:family="text">
      <style:text-properties fo:font-weight="normal" officeooo:rsid="0010a512" style:font-weight-asian="normal" style:font-weight-complex="normal"/>
    </style:style>
    <style:style style:name="T19" style:family="text">
      <style:text-properties fo:font-weight="normal" officeooo:rsid="002c4138" style:font-weight-asian="normal" style:font-weight-complex="normal"/>
    </style:style>
    <style:style style:name="T20" style:family="text">
      <style:text-properties fo:font-weight="normal" officeooo:rsid="00319b1c" style:font-weight-asian="normal" style:font-weight-complex="normal"/>
    </style:style>
    <style:style style:name="T21" style:family="text">
      <style:text-properties officeooo:rsid="002c02d6"/>
    </style:style>
    <style:style style:name="T22" style:family="text">
      <style:text-properties officeooo:rsid="002d23ab"/>
    </style:style>
    <style:style style:name="T23" style:family="text">
      <style:text-properties officeooo:rsid="00315732"/>
    </style:style>
    <style:style style:name="T24" style:family="text">
      <style:text-properties officeooo:rsid="00319b1c"/>
    </style:style>
    <style:style style:name="T25" style:family="text">
      <style:text-properties officeooo:rsid="0031fde5"/>
    </style:style>
    <style:style style:name="T26" style:family="text">
      <style:text-properties fo:font-size="11pt" fo:font-weight="bold" style:font-size-asian="11pt" style:font-weight-asian="bold" style:font-size-complex="11pt" style:font-weight-complex="bold"/>
    </style:style>
    <style:style style:name="T27" style:family="text">
      <style:text-properties fo:font-size="11pt" fo:font-weight="bold" officeooo:rsid="002c4138" style:font-size-asian="11pt" style:font-weight-asian="bold" style:font-size-complex="11pt" style:font-weight-complex="bold"/>
    </style:style>
    <style:style style:name="T28" style:family="text">
      <style:text-properties fo:font-size="11pt" fo:font-weight="bold" officeooo:rsid="0032c2ae" style:font-size-asian="11pt" style:font-weight-asian="bold" style:font-size-complex="11pt" style:font-weight-complex="bold"/>
    </style:style>
    <style:style style:name="T29" style:family="text">
      <style:text-properties fo:font-size="11pt" fo:font-weight="bold" officeooo:rsid="0031fde5" style:font-size-asian="11pt" style:font-weight-asian="bold" style:font-size-complex="11pt" style:font-weight-complex="bold"/>
    </style:style>
    <style:style style:name="T30" style:family="text">
      <style:text-properties fo:font-size="10pt" officeooo:rsid="002c4138" style:font-size-asian="10pt" style:font-size-complex="10pt"/>
    </style:style>
    <style:style style:name="T31" style:family="text">
      <style:text-properties fo:font-size="10pt" fo:font-weight="bold" officeooo:rsid="002c4138" style:font-size-asian="10pt" style:font-weight-asian="bold" style:font-size-complex="10pt" style:font-weight-complex="bold"/>
    </style:style>
    <style:style style:name="T32" style:family="text">
      <style:text-properties fo:font-size="10pt" fo:font-weight="bold" officeooo:rsid="0032c2ae" style:font-size-asian="10pt" style:font-weight-asian="bold" style:font-size-complex="10pt" style:font-weight-complex="bold"/>
    </style:style>
    <style:style style:name="T33" style:family="text">
      <style:text-properties fo:font-size="10.5pt" fo:font-weight="bold" officeooo:rsid="002c4138" style:font-size-asian="10.5pt" style:font-weight-asian="bold" style:font-size-complex="10.5pt" style:font-weight-complex="bold"/>
    </style:style>
    <style:style style:name="T34" style:family="text">
      <style:text-properties fo:font-size="10.5pt" fo:font-weight="bold" officeooo:rsid="0032c2ae" style:font-size-asian="10.5pt" style:font-weight-asian="bold" style:font-size-complex="10.5pt" style:font-weight-complex="bold"/>
    </style:style>
    <style:style style:name="T35" style:family="text">
      <style:text-properties fo:font-size="12pt" fo:font-weight="bold" officeooo:rsid="002c4138" style:font-size-asian="12pt" style:font-weight-asian="bold" style:font-size-complex="12pt" style:font-weight-complex="bold"/>
    </style:style>
    <style:style style:name="T36" style:family="text">
      <style:text-properties fo:font-size="12pt" fo:font-weight="bold" officeooo:rsid="0031fde5" style:font-size-asian="12pt" style:font-weight-asian="bold" style:font-size-complex="12pt" style:font-weight-complex="bold"/>
    </style:style>
    <style:style style:name="T37" style:family="text">
      <style:text-properties fo:font-size="12pt" fo:font-weight="bold" officeooo:rsid="0032c2ae" style:font-size-asian="12pt" style:font-weight-asian="bold" style:font-size-complex="12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Ajay Dohre <text:tab/><text:tab/><text:tab/><text:tab/><text:tab/><text:tab/><text:tab/><text:tab/><text:tab/></text:p>
      <text:p text:style-name="P4"><text:line-break/>Bhanpur Village Ratibad, Bhopal (Madhya Pradesh)</text:p>
      <text:p text:style-name="P5"><text:a xlink:type="simple" xlink:href="mailto:ajay17@navgurukul.org" text:style-name="Internet_20_link" text:visited-style-name="Visited_20_Internet_20_Link">ajay17@navgurukul.org</text:a></text:p>
      <text:p text:style-name="P6"><text:a xlink:type="simple" xlink:href="https://github.com/A123DOHRE?tab=repositories" text:style-name="Internet_20_link" text:visited-style-name="Visited_20_Internet_20_Link">https://github.com/A123DOHRE?tab=repositories</text:a></text:p>
      <text:p text:style-name="P5">+91 7697259023</text:p>
      <text:p text:style-name="P1"/>
      <text:p text:style-name="P15">Skills<text:tab/></text:p>
      <text:p text:style-name="P10">Data Analysis, <text:span text:style-name="T23">Descriptive and Inferential Statistics, Excel (Functions,V-lookup,H-lookup,Charts,Pivot Table)</text:span></text:p>
      <text:p text:style-name="P14">Tableau, <text:span text:style-name="T23">Story Telling using Data Visualization</text:span> , SQL </text:p>
      <text:p text:style-name="P10">Python <text:span text:style-name="T21">(Numpy, Pandas, Data Visualization Libraries – Matplotlib, Seaborne) ,</text:span> Bash Scripting, <text:span text:style-name="T21">HTML/CSS, Boot strap</text:span>, </text:p>
      <text:p text:style-name="P21"/>
      <text:p text:style-name="P26"><text:span text:style-name="T1">Projects</text:span><text:tab/><text:tab/><text:span text:style-name="T1">Handw</text:span><text:span text:style-name="T2">a</text:span><text:span text:style-name="T1">shing <text:s/>:- </text:span><text:span text:style-name="T26"><text:s/></text:span><text:span text:style-name="T28">https://github.com/A123DOHRE/Data-Analysis-handwashing</text:span></text:p>
      <text:p text:style-name="P12"><text:tab/><text:tab/><text:tab/><text:span text:style-name="T23">Analyzing medical data to study the effect of handwashing</text:span></text:p>
      <text:p text:style-name="P25"><text:tab/><text:tab/><text:tab/><text:span text:style-name="T1">Titanic Tragedy :- </text:span><text:span text:style-name="T28">https://github.com/A123DOHRE/Titanic-Tragedy-</text:span></text:p>
      <text:p text:style-name="P12"><text:tab/><text:tab/><text:tab/><text:span text:style-name="T24">Studying</text:span> the factors that affected the survival of the passengers during the Titanic <text:tab/><text:tab/><text:tab/><text:tab/>Tragedy by <text:span text:style-name="T24">creating data visualizations</text:span></text:p>
      <text:p text:style-name="P25"><text:s text:c="33"/><text:span text:style-name="T8">Athletes-Analysis :-</text:span><text:span text:style-name="T29"> </text:span><text:span text:style-name="T28">https://github.com/A123DOHRE/Athletes-Analysis</text:span></text:p>
      <text:p text:style-name="P25"><text:tab/><text:tab/><text:tab/><text:span text:style-name="T25">Comparision and Relatioship between different players and Games in different country</text:span></text:p>
      <text:p text:style-name="P25"><text:tab/><text:tab/> <text:s text:c="11"/><text:span text:style-name="T1">Tableau Visualizations </text:span></text:p>
      <text:p text:style-name="P12"><text:tab/><text:tab/><text:tab/><text:span text:style-name="T24">Some of the Make over Monday Challenges in Tableau</text:span></text:p>
      <text:p text:style-name="P25"><text:s text:c="31"/><text:tab/><text:span text:style-name="T35">Road constraction project <text:s/>in UAE </text:span><text:span text:style-name="T33"><text:s/>: -</text:span><text:span text:style-name="T32">https://github.com/A123DOHRE/Road- <text:s/>Constraction-Project</text:span></text:p>
      <text:p text:style-name="P13"><text:tab/><text:tab/><text:tab/><text:span text:style-name="T24">Studying the factors that delay in road construction projects in UAE and the <text:tab/><text:tab/><text:tab/><text:tab/>relationship between them. </text:span></text:p>
      <text:p text:style-name="P16"><text:s text:c="31"/><text:tab/>Analyse the Effect of Alcohol on Child Education and Their Relationship <text:tab/><text:tab/><text:tab/><text:tab/><text:span text:style-name="T24">(ongoing)</text:span></text:p>
      <text:p text:style-name="P16"><text:span text:style-name="T18"><text:tab/><text:tab/><text:tab/></text:span><text:span text:style-name="T20">A Design Thinking Project to understand the effects of alcohol on child education and <text:tab/><text:tab/><text:tab/>the relationship with family</text:span><text:span text:style-name="T19">. </text:span></text:p>
      <text:p text:style-name="P22"/>
      <text:p text:style-name="P8"><text:span text:style-name="T1">Education<text:tab/></text:span><text:tab/><text:span text:style-name="T1">NavGurukul<text:tab/><text:tab/><text:tab/><text:tab/><text:tab/><text:tab/><text:tab/><text:tab/><text:tab/>2017 – current</text:span></text:p>
      <text:p text:style-name="P8"><text:span text:style-name="T3"><text:tab/><text:tab/><text:tab/></text:span><text:span text:style-name="T12">Started by IIT Delhi Alumni, I am attending a one-</text:span>year <text:span text:style-name="T12">residential</text:span> program <text:span text:style-name="T11">to learn <text:tab/><text:tab/><text:tab/>Data Analytics and soft skills like communication, teamwork, entrepreneurship, <text:tab/><text:tab/><text:tab/><text:tab/>empathy, kindness etc. </text:span></text:p>
      <text:p text:style-name="P8"><text:tab/><text:tab/><text:tab/><text:span text:style-name="T13">Posts held - Treasurer</text:span></text:p>
      <text:p text:style-name="P9"><text:tab/><text:tab/><text:tab/><text:span text:style-name="T13">Manage all the financial responsibility planning the budget for food, laptop repair, <text:tab/><text:tab/><text:tab/><text:tab/>medical facilities, internet, outdoor activities and travel.</text:span></text:p>
      <text:p text:style-name="P9"/>
      <text:p text:style-name="P11"><text:s text:c="30"/><text:span text:style-name="T7">Barkatulla University </text:span><text:span text:style-name="T4">R</text:span><text:span text:style-name="T1">atiba, </text:span><text:span text:style-name="T4">B</text:span><text:span text:style-name="T1">hopal </text:span><text:span text:style-name="T7">Madhya Pradesh</text:span><text:span text:style-name="T1"><text:tab/><text:tab/><text:tab/> 20</text:span><text:span text:style-name="T7">16-</text:span><text:span text:style-name="T1">201</text:span><text:span text:style-name="T7">8</text:span></text:p>
      <text:p text:style-name="P11"><text:s/><text:tab/><text:tab/><text:tab/><text:span text:style-name="T22">Persuing BCA in IES College of Education</text:span></text:p>
      <text:p text:style-name="P7"><text:soft-page-break/><text:tab/><text:tab/><text:tab/><text:span text:style-name="T1">Jawahar </text:span><text:span text:style-name="T4">N</text:span><text:span text:style-name="T1">avodaya </text:span><text:span text:style-name="T4">V</text:span><text:span text:style-name="T1">idhyalaya, </text:span><text:span text:style-name="T4">R</text:span><text:span text:style-name="T1">atibad, </text:span><text:span text:style-name="T4">B</text:span><text:span text:style-name="T1">hopal</text:span><text:tab/><text:tab/><text:tab/> <text:s text:c="5"/><text:span text:style-name="T1">2003 – 201</text:span><text:span text:style-name="T7">5</text:span></text:p>
      <text:p text:style-name="P1"><text:s/><text:tab/><text:tab/><text:tab/>Completed 12 th in 2016 with PCM as the main subjects. </text:p>
      <text:p text:style-name="P21"/>
      <text:p text:style-name="P17"><text:span text:style-name="T6">Social Works</text:span><text:span text:style-name="T14"><text:tab/></text:span><text:span text:style-name="T15">Teaching three kids of 5</text:span><text:span text:style-name="T10">th</text:span><text:span text:style-name="T15"> grade and two kids of 7</text:span><text:span text:style-name="T10">th</text:span><text:span text:style-name="T15"> grade residing in the village near <text:tab/><text:tab/><text:tab/>Dharamshala campus</text:span><text:span text:style-name="T16">.</text:span></text:p>
      <text:p text:style-name="P18"><text:span text:style-name="T16"><text:tab/><text:tab/><text:tab/></text:span><text:span text:style-name="T15">P</text:span><text:span text:style-name="T16">art of </text:span><text:span text:style-name="T15">I</text:span><text:span text:style-name="T16">ndian scout and guide organisation</text:span><text:span text:style-name="T17">. </text:span><text:span text:style-name="T15">Participated in</text:span><text:span text:style-name="T16"> </text:span><text:span text:style-name="T15">five</text:span><text:span text:style-name="T16"> camps </text:span><text:span text:style-name="T15">during</text:span><text:span text:style-name="T16"> school. </text:span></text:p>
      <text:p text:style-name="P18"><text:span text:style-name="T16"><text:tab/><text:tab/><text:tab/></text:span><text:span text:style-name="T15">Awarded NSS certificate for completing 2 years in the service.<text:tab/> <text:s text:c="9"/></text:span><text:span text:style-name="T4">2015-2016</text:span><text:span text:style-name="T15"> </text:span></text:p>
      <text:p text:style-name="P18"><text:span text:style-name="T15"><text:tab/><text:tab/><text:tab/>Awarded NCC certifacate for completing 1 year.<text:tab/><text:tab/><text:tab/><text:tab/> <text:s text:c="18"/></text:span><text:span text:style-name="T4">2014</text:span></text:p>
      <text:p text:style-name="P23"/>
      <text:p text:style-name="P19"><text:span text:style-name="T1">Interests</text:span><text:tab/><text:tab/>Represented Madhya Pradesh in regional handball competitions<text:tab/><text:tab/><text:span text:style-name="T1">2013-2014</text:span></text:p>
      <text:p text:style-name="P19"><text:tab/><text:tab/><text:tab/>Represented Madhya Pradesh in state cricket competitions<text:tab/><text:tab/><text:tab/> <text:s text:c="8"/><text:span text:style-name="T1">2015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3T20:45:46.076506966</meta:creation-date>
    <dc:date>2018-04-02T15:23:07.347270304</dc:date>
    <meta:editing-duration>PT4H29M20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2" meta:paragraph-count="35" meta:word-count="313" meta:character-count="2740" meta:non-whitespace-character-count="2144"/>
  </office:meta>
</office:document-meta>
</file>